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Normal1" svg:font-family="TheSansMonoConNormal" style:font-family-generic="swiss"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2"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de">
      <style:text-properties style:font-name-asian="TheSansMonoConNormal3"/>
    </style:style>
    <style:style style:name="P2" style:family="paragraph" style:parent-style-name="Code">
      <style:text-properties fo:language="en" fo:country="US"/>
    </style:style>
    <style:style style:name="P3" style:family="paragraph" style:parent-style-name="Body_20_Text_20_Cont">
      <style:text-properties fo:language="en" fo:country="US"/>
    </style:style>
    <style:style style:name="P4" style:family="paragraph" style:parent-style-name="Chapter_20_Title">
      <style:text-properties officeooo:paragraph-rsid="0012c757"/>
    </style:style>
    <style:style style:name="P5" style:family="paragraph" style:parent-style-name="Chapter_20_Number" style:master-page-name="Standard">
      <style:paragraph-properties style:page-number="auto"/>
      <style:text-properties officeooo:paragraph-rsid="0012c757"/>
    </style:style>
    <style:style style:name="P6" style:family="paragraph" style:parent-style-name="Heading_20_1">
      <style:paragraph-properties fo:margin-left="0in" fo:margin-right="0in" fo:text-indent="0in" style:auto-text-indent="false"/>
    </style:style>
    <style:style style:name="P7" style:family="paragraph" style:parent-style-name="Standard">
      <style:paragraph-properties fo:text-align="justify" style:justify-single-word="false"/>
      <style:text-properties officeooo:paragraph-rsid="0012c757"/>
    </style:style>
    <style:style style:name="P8" style:family="paragraph" style:parent-style-name="Standard">
      <style:text-properties fo:color="#bfbfbf" style:font-name="ZapfDingbats1" fo:font-size="14pt" officeooo:paragraph-rsid="0012c757" style:font-name-asian="ZapfDingbats1" style:font-size-asian="14pt" style:font-name-complex="ZapfDingbats1" style:font-size-complex="14pt"/>
    </style:style>
    <style:style style:name="P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italic" fo:font-weight="bold" style:font-style-asian="italic" style:font-weight-asian="bold"/>
    </style:style>
    <style:style style:name="T2" style:family="text">
      <style:text-properties style:font-name="TheSansMonoCondensed-SemiLightI" style:font-name-complex="TheSansMonoCondensed-SemiLightI"/>
    </style:style>
    <style:style style:name="T3" style:family="text">
      <style:text-properties style:font-name="TheSansMonoCondensed-SemiLightI" fo:language="zxx" fo:country="none" fo:font-style="italic" style:font-name-asian="Calibri" style:language-asian="zxx" style:country-asian="none" style:font-style-asian="italic" style:font-name-complex="TheSansMonoCondensed-SemiLightI" style:font-size-complex="11pt" style:language-complex="ar" style:country-complex="SA"/>
    </style:style>
    <style:style style:name="T4" style:family="text">
      <style:text-properties style:font-name-asian="TheSansMonoConNormal3"/>
    </style:style>
    <style:style style:name="T5" style:family="text">
      <style:text-properties style:font-name-asian="Times New Roman"/>
    </style:style>
    <style:style style:name="T6" style:family="text">
      <style:text-properties fo:language="en" fo:country="US"/>
    </style:style>
    <style:style style:name="T7" style:family="text">
      <style:text-properties fo:language="en" fo:country="US" fo:font-weight="bold" style:font-weight-asian="bold"/>
    </style:style>
    <style:style style:name="T8" style:family="text">
      <style:text-properties fo:language="en" fo:country="US" fo:font-weight="bold" style:font-weight-asian="bold" style:font-weight-complex="bold"/>
    </style:style>
    <style:style style:name="T9" style:family="text">
      <style:text-properties fo:language="en" fo:country="US" style:font-name-asian="Calibri" style:font-size-complex="11pt" style:language-complex="ar" style:country-complex="SA"/>
    </style:style>
    <style:style style:name="T10" style:family="text">
      <style:text-properties fo:language="en" fo:country="US" officeooo:rsid="0015d30b"/>
    </style:style>
    <style:style style:name="T11" style:family="text">
      <style:text-properties style:font-name="Utopia-Bold" fo:language="en" fo:country="US" style:font-name-complex="Utopia-Bold"/>
    </style:style>
    <style:style style:name="T12" style:family="text">
      <style:text-properties style:font-name="Utopia-Italic" style:font-name-complex="Utopia-Italic"/>
    </style:style>
    <style:style style:name="T13" style:family="text">
      <style:text-properties style:font-name="Utopia-Italic" fo:language="en" fo:country="US" style:font-name-complex="Utopia-Italic"/>
    </style:style>
    <style:style style:name="T14" style:family="text">
      <style:text-properties style:font-name="Utopia-Italic" fo:font-style="italic" style:font-style-asian="italic" style:font-name-complex="Utopia-Italic" style:font-style-complex="italic"/>
    </style:style>
    <style:style style:name="T15" style:family="text">
      <style:text-properties fo:letter-spacing="-0.0008in" fo:language="en" fo:country="US"/>
    </style:style>
    <style:style style:name="T16" style:family="text">
      <style:text-properties fo:letter-spacing="-0.0016in" fo:language="en" fo:country="US"/>
    </style:style>
    <style:style style:name="T17" style:family="text">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T18" style:family="text">
      <style:text-properties style:use-window-font-color="true" style:font-name="TheSansMonoConNormal" fo:font-size="11pt" fo:language="zxx" fo:country="none" style:font-name-asian="TheSansMonoConNormal3" style:font-size-asian="11pt" style:language-asian="zxx" style:country-asian="none" style:font-name-complex="TheSansMonoConNormal" style:font-size-complex="11pt" style:language-complex="ar" style:country-complex="SA"/>
    </style:style>
    <style:style style:name="T19"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20" style:family="text">
      <style:text-properties fo:color="#000000" style:font-name="TheSansMonoCondensed-SemiLightI" fo:font-size="11pt" fo:language="zxx" fo:country="none" fo:font-style="italic" fo:background-color="transparent" loext:char-shading-value="0" style:font-name-asian="Calibri" style:font-size-asian="11pt" style:language-asian="zxx" style:country-asian="none" style:font-style-asian="italic" style:font-name-complex="TheSansMonoCondensed-SemiLightI" style:font-size-complex="11pt" style:language-complex="ar" style:country-complex="SA"/>
    </style:style>
    <style:style style:name="T21" style:family="text">
      <style:text-properties style:font-name="TheSansMonoConNormal1"/>
    </style:style>
    <style:style style:name="T22" style:family="text">
      <style:text-properties officeooo:rsid="000a0c88"/>
    </style:style>
    <style:style style:name="T23" style:family="text">
      <style:text-properties officeooo:rsid="0000eb78"/>
    </style:style>
    <style:style style:name="T24" style:family="text">
      <style:text-properties officeooo:rsid="0012c757"/>
    </style:style>
    <style:style style:name="T25"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style:use-window-font-color="true" style:text-outline="false" style:text-line-through-style="none" style:text-line-through-type="none" style:text-position="0% 100%" style:font-name="Segoe UI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fo:color="#000000" style:text-outline="false" style:text-line-through-style="none" style:text-line-through-type="none" style:text-position="0% 100%" style:font-name="Segoe UI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3959947387328" text:id="ct93959947387328">
          <text:insertion>
            <office:change-info>
              <dc:creator>Ray Lischner</dc:creator>
              <dc:date>2020-05-01T16:13:44</dc:date>
            </office:change-info>
          </text:insertion>
        </text:changed-region>
        <text:changed-region xml:id="ct93959957969904" text:id="ct93959957969904">
          <text:insertion>
            <office:change-info>
              <dc:creator>Ray Lischner</dc:creator>
              <dc:date>2020-05-01T16:14:01</dc:date>
            </office:change-info>
          </text:insertion>
        </text:changed-region>
        <text:changed-region xml:id="ct93959987543824" text:id="ct93959987543824">
          <text:insertion>
            <office:change-info>
              <dc:creator>Ray Lischner</dc:creator>
              <dc:date>2020-05-01T16:15:33</dc:date>
            </office:change-info>
          </text:insertion>
        </text:changed-region>
        <text:changed-region xml:id="ct93959829966816" text:id="ct93959829966816">
          <text:insertion>
            <office:change-info>
              <dc:creator>Ray Lischner</dc:creator>
              <dc:date>2020-05-01T16:14:08</dc:date>
            </office:change-info>
          </text:insertion>
        </text:changed-region>
        <text:changed-region xml:id="ct93959940952672" text:id="ct93959940952672">
          <text:insertion>
            <office:change-info>
              <dc:creator>Ray Lischner</dc:creator>
              <dc:date>2020-05-01T16:14:22</dc:date>
            </office:change-info>
          </text:insertion>
        </text:changed-region>
        <text:changed-region xml:id="ct93959810595456" text:id="ct93959810595456">
          <text:insertion>
            <office:change-info>
              <dc:creator>Ray Lischner</dc:creator>
              <dc:date>2020-05-01T16:14:29</dc:date>
            </office:change-info>
          </text:insertion>
        </text:changed-region>
        <text:changed-region xml:id="ct93959948746000" text:id="ct93959948746000">
          <text:format-change>
            <office:change-info>
              <dc:creator>Ray Lischner</dc:creator>
              <dc:date>2020-05-01T16:16:27</dc:date>
            </office:change-info>
          </text:format-change>
        </text:changed-region>
        <text:changed-region xml:id="ct93959819667440" text:id="ct93959819667440">
          <text:format-change>
            <office:change-info>
              <dc:creator>Ray Lischner</dc:creator>
              <dc:date>2020-05-01T16:16:32</dc:date>
            </office:change-info>
          </text:format-change>
        </text:changed-region>
        <text:changed-region xml:id="ct93959962884880" text:id="ct93959962884880">
          <text:format-change>
            <office:change-info>
              <dc:creator>Ray Lischner</dc:creator>
              <dc:date>2020-05-01T16:22:46</dc:date>
            </office:change-info>
          </text:format-change>
        </text:changed-region>
        <text:changed-region xml:id="ct93959944151440" text:id="ct93959944151440">
          <text:insertion>
            <office:change-info>
              <dc:creator>Ray Lischner</dc:creator>
              <dc:date>2020-05-01T16:14:34</dc:date>
            </office:change-info>
          </text:insertion>
        </text:changed-region>
        <text:changed-region xml:id="ct93959842554624" text:id="ct93959842554624">
          <text:insertion>
            <office:change-info>
              <dc:creator>Ray Lischner</dc:creator>
              <dc:date>2020-05-01T16:14:42</dc:date>
            </office:change-info>
          </text:insertion>
        </text:changed-region>
        <text:changed-region xml:id="ct93959935326608" text:id="ct93959935326608">
          <text:insertion>
            <office:change-info>
              <dc:creator>Ray Lischner</dc:creator>
              <dc:date>2020-05-01T16:14:52</dc:date>
            </office:change-info>
          </text:insertion>
        </text:changed-region>
        <text:changed-region xml:id="ct93959998673600" text:id="ct93959998673600">
          <text:insertion>
            <office:change-info>
              <dc:creator>Ray Lischner</dc:creator>
              <dc:date>2020-05-01T16:15:0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change-start text:change-id="ct93959947387328"/>E X P L O R A T I O N <text:s/><text:span text:style-name="T22">5</text:span><text:span text:style-name="T24">4</text:span></text:p>
      <text:p text:style-name="P7"/>
      <text:p text:style-name="P8"></text:p>
      <text:p text:style-name="P4"><office:annotation><dc:creator>Michael Thomas</dc:creator><dc:date>2020-04-13T08:49:09.010000000</dc:date><text:p text:style-name="P9"><text:span text:style-name="T25">Good clean chapter. <text:s/>The document is easy to read and understand.</text:span></text:p>
<text:p text:style-name="P9"><text:span text:style-name="T25"/></text:p>
<text:p text:style-name="P9"><text:span text:style-name="T25">I am running Windows 10 and Visual Studio 2019 16.6.0 Preview 2.1</text:span></text:p>
<text:p text:style-name="P9"><text:span text:style-name="T25"/></text:p>
<text:p text:style-name="P9"><text:span text:style-name="T25">All links in the chapter work.</text:span></text:p>
</office:annotation><text:change-end text:change-id="ct93959947387328"/><office:annotation office:name="__Annotation__6756_317165615" loext:resolved="false"><dc:creator>Michael Thomas</dc:creator><dc:date>2020-04-15T12:58:10.260000000</dc:date><text:p text:style-name="P9"><text:span text:style-name="T25">Good clean chapter. <text:s/>The document is easy to read and understand.</text:span></text:p>
<text:p text:style-name="P9"><text:span text:style-name="T25"/></text:p>
<text:p text:style-name="P9"><text:span text:style-name="T25">I am running Windows 10 and Visual Studio 2019 16.6.0 Preview 3.</text:span></text:p>
<text:p text:style-name="P9"><text:span text:style-name="T25"/></text:p>
<text:p text:style-name="P9"><text:span text:style-name="T25">All links in the chapter work.</text:span></text:p>
</office:annotation>Partial Template Specialization<office:annotation-end office:name="__Annotation__6756_317165615"/></text:p>
      <text:p text:style-name="Body_20_Text_20_First">Explicit specialization requires you to specify a template argument for every template parameter, leaving no template parameters in the template header. Sometimes, however, you want to specify only some of the template arguments, leaving one or more template parameters in the header. C++ lets you do just that and more, but only for class templates, as this Exploration describes.</text:p>
      <text:h text:style-name="Heading_20_1" text:outline-level="1"><text:bookmark-start text:name="de"/>Degenerate Pairs</text:h>
      <text:p text:style-name="Body_20_Text_20_First">The standard library defines the <text:span text:style-name="Code_20_Inline">std::pair&lt;T,</text:span> <text:span text:style-name="Code_20_Inline">U&gt;</text:span> class template in the <text:span text:style-name="Code_20_Inline">&lt;utility&gt;</text:span> header. This class template is a trivial holder of a pair of objects. The template arguments specify the types of these two objects. Listing 54-1 depicts a common definition of this simple template. (I omitted some members that involve more advanced programming techniques, just to keep this Exploration manageable.)</text:p>
      <text:p text:style-name="Code_20_Caption"><text:change-start text:change-id="ct93959957969904"/><text:span text:style-name="T1"><text:hidden-text text:condition="ooow:" text:string-value=".hh" text:is-hidden="true"/></text:span><text:change-end text:change-id="ct93959957969904"/><text:span text:style-name="T1">Listing 54-1.</text:span> The <text:span text:style-name="Code_20_Inline"><text:span text:style-name="T2">pair</text:span></text:span> Class Template</text:p>
      <text:p text:style-name="Code">template&lt;class T, class U&gt;</text:p>
      <text:p text:style-name="Code">struct pair</text:p>
      <text:p text:style-name="Code">{</text:p>
      <text:p text:style-name="Code"><text:span text:style-name="T5"><text:s text:c="3"/>using first_type = </text:span>T;</text:p>
      <text:p text:style-name="Code"><text:span text:style-name="T5"><text:s text:c="3"/>using second_type = </text:span>U;</text:p>
      <text:p text:style-name="Code"><text:soft-page-break/><text:span text:style-name="T5"><text:s text:c="3"/></text:span>T first;</text:p>
      <text:p text:style-name="Code"><text:span text:style-name="T5"><text:s text:c="3"/></text:span>U second;</text:p>
      <text:p text:style-name="Code"><text:span text:style-name="T5"><text:s text:c="3"/></text:span>pair();</text:p>
      <text:p text:style-name="Code"><text:span text:style-name="T5"><text:s text:c="3"/></text:span>pair(T const&amp; first, U const&amp; second);</text:p>
      <text:p text:style-name="Code"><text:span text:style-name="T5"><text:s text:c="3"/></text:span>template&lt;class T2, class U2&gt;</text:p>
      <text:p text:style-name="Code"><text:span text:style-name="T5"><text:s text:c="3"/></text:span>pair(pair&lt;T2, U2&gt; const&amp; other);</text:p>
      <text:p text:style-name="Code">};</text:p>
      <text:p text:style-name="Body_20_Text_20_Cont"><text:span text:style-name="T6">The keyword </text:span><text:span text:style-name="Code_20_Inline"><text:span text:style-name="T6">struct</text:span></text:span><text:span text:style-name="T6"> means the same as </text:span><text:span text:style-name="Code_20_Inline"><text:span text:style-name="T9">class</text:span></text:span><text:span text:style-name="T6">. The difference is that the default access level is </text:span><text:span text:style-name="Code_20_Inline"><text:span text:style-name="T9">public</text:span></text:span><text:span text:style-name="T6">. I waited to introduce this new keyword until you were comfortable with the class keyword. Many simple classes use </text:span><text:span text:style-name="Code_20_Inline"><text:span text:style-name="T9">struct</text:span></text:span><text:span text:style-name="T6">, but I </text:span><text:span text:style-name="T19">like </text:span><text:span text:style-name="T6">to use </text:span><text:span text:style-name="Code_20_Inline"><text:span text:style-name="T9">class</text:span></text:span><text:span text:style-name="T6"> all the time just for the sake of constancy. But the standard describes </text:span><text:span text:style-name="Code_20_Inline"><text:span text:style-name="T9">std::pair</text:span></text:span><text:span text:style-name="T6"> using </text:span><text:span text:style-name="Code_20_Inline"><text:span text:style-name="T9">struct</text:span></text:span><text:span text:style-name="T6">, so I chose the same for Listing 54-1. Even when defined using the </text:span><text:span text:style-name="Code_20_Inline"><text:span text:style-name="T6">struct</text:span></text:span><text:span text:style-name="T6"> keyword, I still call the type a “class” because it is.</text:span></text:p>
      <text:p text:style-name="Body_20_Text_20_Cont"><text:span text:style-name="T6">As you can tell, the </text:span><text:span text:style-name="Code_20_Inline"><text:span text:style-name="T6">pair</text:span></text:span><text:span text:style-name="T6"> class template doesn’t do much. The </text:span><text:span text:style-name="Code_20_Inline"><text:span text:style-name="T6">std::map</text:span></text:span><text:span text:style-name="T6"> class template can use </text:span><text:span text:style-name="Code_20_Inline"><text:span text:style-name="T6">std::pair</text:span></text:span><text:span text:style-name="T6"> to store keys and values. A few functions, such as </text:span><text:span text:style-name="Code_20_Inline"><text:span text:style-name="T6">std::equal_range</text:span></text:span><text:span text:style-name="T6">, return a </text:span><text:span text:style-name="Code_20_Inline"><text:span text:style-name="T6">pair</text:span></text:span><text:span text:style-name="T6"> in order to return two pieces of information. In other words, </text:span><text:span text:style-name="Code_20_Inline"><text:span text:style-name="T6">pair</text:span></text:span><text:span text:style-name="T6"> is a useful, if dull, part of the standard library.</text:span></text:p>
      <text:p text:style-name="Body_20_Text_20_Cont"><text:span text:style-name="Strong_20_Emphasis"><text:span text:style-name="T11">What happens if </text:span></text:span><text:span text:style-name="Code_20_Inline"><text:span text:style-name="T7">T</text:span></text:span><text:span text:style-name="Strong_20_Emphasis"><text:span text:style-name="T11"> or </text:span></text:span><text:span text:style-name="Code_20_Inline"><text:span text:style-name="T7">U</text:span></text:span><text:span text:style-name="Strong_20_Emphasis"><text:span text:style-name="T11"> is </text:span></text:span><text:span text:style-name="Code_20_Inline"><text:span text:style-name="T7">void</text:span></text:span><text:span text:style-name="Strong_20_Emphasis"><text:span text:style-name="T11">?</text:span></text:span></text:p>
      <text:p text:style-name="Unnumbered_20_List">_____________________________________________________________</text:p>
      <text:p text:style-name="Body_20_Text_20_Cont"><text:span text:style-name="T6">Although </text:span><text:span text:style-name="Code_20_Inline"><text:span text:style-name="T6">void</text:span></text:span><text:span text:style-name="T6"> has popped up here and there, usually as a function’s return type, I haven’t discussed it much. The </text:span><text:span text:style-name="Code_20_Inline"><text:span text:style-name="T6">void</text:span></text:span><text:span text:style-name="T6"> type means “no type.” That’s useful for returning from a function that does not return a value, but you cannot declare an object with </text:span><text:span text:style-name="Code_20_Inline"><text:span text:style-name="T6">void</text:span></text:span><text:span text:style-name="T6"> type, nor does the compiler permit you to use </text:span><text:span text:style-name="Code_20_Inline"><text:span text:style-name="T6">void</text:span></text:span><text:span text:style-name="T6"> for a data member. Thus, </text:span><text:span text:style-name="Code_20_Inline"><text:span text:style-name="T6">pair&lt;int,</text:span></text:span><text:span text:style-name="T6"> </text:span><text:span text:style-name="Code_20_Inline"><text:span text:style-name="T6">void&gt;</text:span></text:span><text:span text:style-name="T6"> results in an error.</text:span></text:p>
      <text:p text:style-name="Body_20_Text_20_Cont"><text:span text:style-name="T6">As you start to use templates more and more, you will find yourself in unpredictable situations. A template might contain a template, which might contain another template, and suddenly you find a template, such as </text:span><text:span text:style-name="Code_20_Inline"><text:span text:style-name="T6">pair</text:span></text:span><text:span text:style-name="T6">, being instantiated with template arguments that you never imagined before, such as </text:span><text:span text:style-name="Code_20_Inline"><text:span text:style-name="T6">void</text:span></text:span><text:span text:style-name="T6">. So let’s add specializations for </text:span><text:span text:style-name="Code_20_Inline"><text:span text:style-name="T6">pair</text:span></text:span><text:span text:style-name="T6"> that permit one or two </text:span><text:span text:style-name="Code_20_Inline"><text:span text:style-name="T6">void</text:span></text:span><text:span text:style-name="T6"> template arguments, just for the sake of completeness. The standard permits specializations of library templates only if a template argument is a user-defined type. Therefore, specializing </text:span><text:span text:style-name="Code_20_Inline"><text:span text:style-name="T6">std::pair</text:span></text:span><text:span text:style-name="T6"> for the </text:span><text:span text:style-name="Code_20_Inline"><text:span text:style-name="T6">void</text:span></text:span><text:span text:style-name="T6"> type results in undefined behavior. So we will specialize our own </text:span><text:span text:style-name="Code_20_Inline"><text:span text:style-name="T6">pair</text:span></text:span><text:span text:style-name="T6"> class template, not the </text:span><text:span text:style-name="Code_20_Inline"><text:span text:style-name="T6">std::pair</text:span></text:span><text:span text:style-name="T6"> template in the standard library.</text:span></text:p>
      <text:p text:style-name="Body_20_Text_20_Cont"><text:span text:style-name="Strong_20_Emphasis"><text:span text:style-name="T11">Write an explicit specialization for </text:span></text:span><text:span text:style-name="Code_20_Inline"><text:span text:style-name="T8">pair&lt;void, void&gt;</text:span></text:span><text:span text:style-name="Strong_20_Emphasis"><text:span text:style-name="T11">.</text:span></text:span><text:span text:style-name="T6"> It cannot store anything, but you can declare objects of type </text:span><text:span text:style-name="Code_20_Inline"><text:span text:style-name="T6">pair&lt;void,</text:span></text:span><text:span text:style-name="T6"> </text:span><text:span text:style-name="Code_20_Inline"><text:span text:style-name="T6">void&gt;</text:span></text:span><text:span text:style-name="T6">. </text:span><text:change-start text:change-id="ct93959987543824"/><text:span text:style-name="T10">To test your solution, the </text:span><text:soft-page-break/><text:span text:style-name="T10">compiler needs to see the primary template first, then the specialization, so remember to include both in your test code. </text:span><text:change-end text:change-id="ct93959987543824"/><text:span text:style-name="T6">Compare your solution with Listing 54-2.</text:span></text:p>
      <text:p text:style-name="Code_20_Caption"><text:change-start text:change-id="ct93959829966816"/><text:span text:style-name="T1"><text:hidden-text text:condition="ooow:" text:string-value=".hh" text:is-hidden="true"/></text:span><text:change-end text:change-id="ct93959829966816"/><text:span text:style-name="T1">Listing 54-2.</text:span> Specializing <text:span text:style-name="Code_20_Inline"><text:span text:style-name="T2">pair&lt;&gt;</text:span></text:span> for Two <text:span text:style-name="Code_20_Inline"><text:span text:style-name="T2">void</text:span></text:span> Arguments</text:p>
      <text:p text:style-name="Code">template&lt;&gt;</text:p>
      <text:p text:style-name="Code">struct pair&lt;void, void&gt;</text:p>
      <text:p text:style-name="Code">{</text:p>
      <text:p text:style-name="Code"><text:span text:style-name="T5"><text:s text:c="3"/></text:span><text:span text:style-name="T17">using first_type =</text:span> void;</text:p>
      <text:p text:style-name="Code"><text:span text:style-name="T5"><text:s text:c="3"/></text:span><text:span text:style-name="T17">using second_type =</text:span> void;</text:p>
      <text:p text:style-name="Code"><text:span text:style-name="T5"><text:s text:c="3"/></text:span>pair(pair const&amp;) = default;</text:p>
      <text:p text:style-name="Code"><text:span text:style-name="T5"><text:s text:c="3"/></text:span>pair() = default;</text:p>
      <text:p text:style-name="Code"><text:span text:style-name="T5"><text:s text:c="3"/></text:span>pair&amp; operator=(pair const&amp;) = default;</text:p>
      <text:p text:style-name="Code">};</text:p>
      <text:p text:style-name="Body_20_Text_20_Cont"><text:span text:style-name="T6">The constructors have nothing to do, and the template specialization cannot define any data members, so this specialization is basic and relies on the compiler’s own default definitions of the constructors and assignment operator. More difficult is the case of one </text:span><text:span text:style-name="Code_20_Inline"><text:span text:style-name="T6">void</text:span></text:span><text:span text:style-name="T6"> argument. You still need a template parameter for the other part of the pair. That calls for </text:span><text:span text:style-name="Emphasis"><text:span text:style-name="T13">partial specialization</text:span></text:span><text:bookmark-end text:name="de"/><text:span text:style-name="T6">.</text:span></text:p>
      <text:h text:style-name="Heading_20_1" text:outline-level="1"><text:bookmark-start text:name="imp"/>Partial Specialization</text:h>
      <text:p text:style-name="Body_20_Text_20_First">When you write a template specialization that involves some, but not all, of the template arguments, it is called <text:span text:style-name="Emphasis"><text:span text:style-name="T12">partial</text:span></text:span><text:span text:style-name="T14"> specialization</text:span>. Some programmers call explicit specialization <text:span text:style-name="Emphasis"><text:span text:style-name="T12">full</text:span></text:span><text:span text:style-name="T14"> </text:span><text:span text:style-name="Emphasis"><text:span text:style-name="T12">specialization</text:span></text:span> to help distinguish it from partial specialization. Partial specialization is explicit, so the phrase full specialization is more descriptive, and I will use it for the rest of this book.</text:p>
      <text:p text:style-name="Body_20_Text_20_Cont">Begin a partial specialization with a template header that lists the template parameters you are not specializing. Then define the specialization. As with full specialization, name the class that you are specializing by listing all the template arguments. Some of the template arguments depend on the specialization’s parameters, and some are fixed with specific values. That’s what makes this specialization partial.</text:p>
      <text:p text:style-name="Body_20_Text_20_Cont"><text:span text:style-name="T6">As with full specialization, the definition of the specialization </text:span><text:alphabetical-index-mark text:string-value="definition" text:key1="Partial specialization"/><text:span text:style-name="T6">completely replaces the primary template for a particular set of template arguments. By convention, you keep the same interface, but the actual implementation is up to you.</text:span></text:p>
      <text:p text:style-name="Body_20_Text_20_Cont"><text:span text:style-name="T6">Listing 54-3 shows a partial specialization of </text:span><text:span text:style-name="Code_20_Inline"><text:span text:style-name="T6">pair</text:span></text:span><text:span text:style-name="T6"> if the first template argument is </text:span><text:span text:style-name="Code_20_Inline"><text:span text:style-name="T6">void</text:span></text:span><text:span text:style-name="T6">.</text:span></text:p>
      <text:p text:style-name="Code_20_Caption"><text:change-start text:change-id="ct93959940952672"/><text:soft-page-break/><text:span text:style-name="T1"><text:hidden-text text:condition="ooow:" text:string-value=".hh" text:is-hidden="true"/></text:span><text:change-end text:change-id="ct93959940952672"/><text:span text:style-name="T1">Listing 54-3.</text:span> Specializing <text:span text:style-name="Code_20_Inline"><text:span text:style-name="T2">pair</text:span></text:span> for One <text:span text:style-name="Code_20_Inline"><text:span text:style-name="T2">void</text:span></text:span> <office:annotation office:name="__Annotation__1283_764328383" loext:resolved="false"><dc:creator>Michael Thomas</dc:creator><dc:date>2020-04-17T13:20:23.370000000</dc:date><text:p text:style-name="P9"><text:span text:style-name="T26">This code segment does not build.</text:span></text:p>
<text:p text:style-name="P9"><text:span text:style-name="T26"/></text:p>
<text:p text:style-name="P9"><text:span text:style-name="T26">If this is the intention, no problem.</text:span></text:p>
</office:annotation>Argument<office:annotation-end office:name="__Annotation__1283_764328383"/></text:p>
      <text:p text:style-name="Code">template&lt;class U&gt;</text:p>
      <text:p text:style-name="Code">struct pair&lt;void, U&gt;</text:p>
      <text:p text:style-name="Code">{</text:p>
      <text:p text:style-name="Code"><text:span text:style-name="T5"><text:s text:c="3"/></text:span>typedef void first_type;</text:p>
      <text:p text:style-name="Code"><text:span text:style-name="T5"><text:s text:c="3"/></text:span>typedef U second_type;</text:p>
      <text:p text:style-name="Code"><text:span text:style-name="T5"><text:s text:c="3"/></text:span>U second;</text:p>
      <text:p text:style-name="Code"><text:span text:style-name="T5"><text:s text:c="3"/></text:span>pair() = default;</text:p>
      <text:p text:style-name="Code"><text:span text:style-name="T5"><text:s text:c="3"/></text:span>pair(pair const&amp;) = default;</text:p>
      <text:p text:style-name="Code"><text:span text:style-name="T5"><text:s text:c="3"/></text:span>pair(U const&amp; second) : second{second} {}</text:p>
      <text:p text:style-name="Code"><text:span text:style-name="T5"><text:s text:c="3"/></text:span>template&lt;class U2&gt;</text:p>
      <text:p text:style-name="Code"><text:span text:style-name="T5"><text:s text:c="3"/></text:span>pair(pair&lt;void, U2&gt; const&amp; other);</text:p>
      <text:p text:style-name="Code">};</text:p>
      <text:p text:style-name="Body_20_Text_20_Cont"><text:span text:style-name="T6">Based on Listing 54-3, </text:span><text:span text:style-name="Strong_20_Emphasis"><text:span text:style-name="T11">write a partial specialization of </text:span></text:span><text:span text:style-name="Code_20_Inline"><text:span text:style-name="T7">pair</text:span></text:span><text:span text:style-name="Strong_20_Emphasis"><text:span text:style-name="T11"> with a </text:span></text:span><text:span text:style-name="Code_20_Inline"><text:span text:style-name="T7">void</text:span></text:span><text:span text:style-name="Strong_20_Emphasis"><text:span text:style-name="T11"> second argument</text:span></text:span><text:span text:style-name="Strong_20_Emphasis"><text:span text:style-name="T6">.</text:span></text:span><text:span text:style-name="T6"> Compare your solution with Listing 54-4.</text:span></text:p>
      <text:p text:style-name="Code_20_Caption"><text:change-start text:change-id="ct93959810595456"/><text:span text:style-name="T1"><text:hidden-text text:condition="ooow:" text:string-value=".hh" text:is-hidden="true"/></text:span><text:change-end text:change-id="ct93959810595456"/><text:span text:style-name="T1">Listing 54-4.</text:span> Specializing <text:span text:style-name="Code_20_Inline"><text:span text:style-name="T2">pair</text:span></text:span> for the Other <text:span text:style-name="Code_20_Inline"><text:span text:style-name="T2">void</text:span></text:span> <office:annotation office:name="__Annotation__1284_764328383" loext:resolved="false"><dc:creator>Michael Thomas</dc:creator><dc:date>2020-04-17T13:20:44.820000000</dc:date><text:p text:style-name="P9"><text:span text:style-name="T27">This code segment does not build.</text:span></text:p>
<text:p text:style-name="P9"><text:span text:style-name="T27"/></text:p>
<text:p text:style-name="P9"><text:span text:style-name="T27">If this is the intention, no problem.</text:span></text:p>
</office:annotation>Argument<office:annotation-end office:name="__Annotation__1284_764328383"/></text:p>
      <text:p text:style-name="Code">template&lt;class T&gt;</text:p>
      <text:p text:style-name="Code">struct pair&lt;T, void&gt;</text:p>
      <text:p text:style-name="Code">{</text:p>
      <text:p text:style-name="Code"><text:span text:style-name="T5"><text:s text:c="3"/></text:span>typedef T first_type;</text:p>
      <text:p text:style-name="Code"><text:span text:style-name="T5"><text:s text:c="3"/></text:span>typedef void second_type;</text:p>
      <text:p text:style-name="Code"><text:span text:style-name="T5"><text:s text:c="3"/></text:span>T first;</text:p>
      <text:p text:style-name="Code"><text:span text:style-name="T5"><text:s text:c="3"/></text:span>pair() = default;</text:p>
      <text:p text:style-name="Code"><text:span text:style-name="T5"><text:s text:c="3"/></text:span>pair(pair const&amp;) = default;</text:p>
      <text:p text:style-name="Code"><text:span text:style-name="T5"><text:s text:c="3"/></text:span>pair(T const&amp; first) : first{first} {}</text:p>
      <text:p text:style-name="Code"><text:span text:style-name="T5"><text:s text:c="3"/></text:span>template&lt;class T2&gt;</text:p>
      <text:p text:style-name="Code"><text:span text:style-name="T5"><text:s text:c="3"/></text:span>pair(pair&lt;T2, void&gt; const&amp; other);</text:p>
      <text:p text:style-name="Code">};</text:p>
      <text:p text:style-name="Body_20_Text_20_Cont"><text:span text:style-name="T6">Regardless of the presence or absence of any partial or full specializations, you still use the </text:span><text:span text:style-name="Code_20_Inline"><text:span text:style-name="T6">pair</text:span></text:span><text:span text:style-name="T6"> template the same way: always with two type arguments. The compiler examines those template arguments and determines which specialization to use.</text:span></text:p>
      <text:p text:style-name="Body_20_Text_20_Cont"><text:span text:style-name="T6">The template arguments to a partial template specialization do not need to be arguments to the template itself. They can be any arguments to any template being specialized. For example, </text:span><text:span text:style-name="T19">Listing 53-5 shows a full specialization of </text:span><text:change-start text:change-id="ct93959948746000"/><text:span text:style-name="Code_20_Inline"><text:span text:style-name="T9">std:: numeric_limits&lt;rational&gt;</text:span></text:span><text:change-end text:change-id="ct93959948746000"/><text:span text:style-name="T19"> assuming that rational was hardcoded to use an int type. But more useful is the </text:span><text:change-start text:change-id="ct93959819667440"/><text:span text:style-name="Code_20_Inline"><text:span text:style-name="T9">rational&lt;&gt;</text:span></text:span><text:change-end text:change-id="ct93959819667440"/><text:span text:style-name="T19"> class template. In that case, you would need a partial specialization of </text:span><text:change-start text:change-id="ct93959962884880"/><text:span text:style-name="Code_20_Inline"><text:span text:style-name="T9">numeric_limits</text:span></text:span><text:change-end text:change-id="ct93959962884880"/><text:span text:style-name="T19">, as sketched in Listing 54-5.</text:span></text:p>
      <text:p text:style-name="Code_20_Caption"><text:change-start text:change-id="ct93959944151440"/><text:soft-page-break/><text:span text:style-name="T1"><text:hidden-text text:condition="ooow:" text:string-value=".hh" text:is-hidden="true"/></text:span><text:change-end text:change-id="ct93959944151440"/><text:span text:style-name="T1">Listing 54-5.</text:span> Partially Specializing <text:span text:style-name="Code_20_Inline"><text:span text:style-name="T20">numeric_limits</text:span></text:span> for <text:span text:style-name="Code_20_Inline"><text:span text:style-name="T3">rational</text:span></text:span></text:p>
      <text:p text:style-name="Code">namespace std {</text:p>
      <text:p text:style-name="Code">template&lt;class T&gt;</text:p>
      <text:p text:style-name="Code">class numeric_limits&lt;rational&lt;T&gt;&gt;</text:p>
      <text:p text:style-name="Code">{</text:p>
      <text:p text:style-name="Code">public:</text:p>
      <text:p text:style-name="Code"><text:span text:style-name="T5"><text:s text:c="2"/></text:span>static constexpr bool is_specialized{true};</text:p>
      <text:p text:style-name="Code"><text:span text:style-name="T5"><text:s text:c="2"/></text:span>static constexpr rational&lt;T&gt; min() noexcept {</text:p>
      <text:p text:style-name="Code"><text:s text:c="4"/>return rational&lt;T&gt;(numeric_limits&lt;<text:span text:style-name="T17">T</text:span>&gt;::min());</text:p>
      <text:p text:style-name="Code"><text:s text:c="2"/>}</text:p>
      <text:p text:style-name="Code"><text:span text:style-name="T5"><text:s text:c="2"/></text:span>static constexpr rational&lt;T&gt; max() noexcept {</text:p>
      <text:p text:style-name="Code"><text:s text:c="4"/>return rational&lt;T&gt;(numeric_limits&lt;<text:span text:style-name="T17">T</text:span>&gt;::max());</text:p>
      <text:p text:style-name="Code"><text:s text:c="2"/>}</text:p>
      <text:p text:style-name="Code"><text:span text:style-name="T5"><text:s text:c="2"/></text:span>static rational&lt;T&gt; lowest() noexcept { return -max(); }</text:p>
      <text:p text:style-name="Code"><text:span text:style-name="T5"><text:s text:c="2"/></text:span>static constexpr int digits{ 2 * numeric_limits&lt;<text:span text:style-name="T17">T</text:span>&gt;::digits };</text:p>
      <text:p text:style-name="Code"><text:span text:style-name="T5"><text:s text:c="2"/></text:span>static constexpr int digits10{ numeric_limits&lt;<text:span text:style-name="T17">T</text:span>&gt;::digits10 };</text:p>
      <text:p text:style-name="Code"><text:span text:style-name="T5"><text:s text:c="2"/></text:span>static constexpr int max_digits10{ numeric_limits&lt;<text:span text:style-name="T17">T</text:span>&gt;::max_digits10 };</text:p>
      <text:p text:style-name="Code"><text:span text:style-name="T5"><text:s text:c="2"/></text:span>static constexpr bool is_signed{ <text:span text:style-name="T17">numeric_limits&lt;T&gt;::is_signed</text:span> };</text:p>
      <text:p text:style-name="Code"><text:span text:style-name="T5"><text:s text:c="2"/></text:span>static constexpr bool is_integer{ false };</text:p>
      <text:p text:style-name="Code"><text:span text:style-name="T5"><text:s text:c="2"/></text:span>static constexpr bool is_exact{ true };</text:p>
      <text:p text:style-name="Code"><text:span text:style-name="T5"><text:s text:c="2"/></text:span>static constexpr int radix{ 2 };</text:p>
      <text:p text:style-name="Code"><text:span text:style-name="T5"><text:s text:c="2"/></text:span>static constexpr bool is_bounded{ <text:span text:style-name="T17">numeric_limits&lt;T&gt;::is_bounded</text:span> };</text:p>
      <text:p text:style-name="Code"><text:span text:style-name="T5"><text:s text:c="2"/></text:span>static constexpr bool is_modulo{ false };</text:p>
      <text:p text:style-name="Code"><text:span text:style-name="T5"><text:s text:c="2"/></text:span>static constexpr bool traps{ std::numeric_limits&lt;<text:span text:style-name="T17">T</text:span>&gt;::traps };</text:p>
      <text:p text:style-name="Code"><text:s text:c="2"/>... omitted for brevity</text:p>
      <text:p text:style-name="Code">};</text:p>
      <text:p text:style-name="Code">} // namespace std</text:p>
      <text:h text:style-name="P6" text:outline-level="1"><text:bookmark-end text:name="imp"/>Partially Specializing Function Templates</text:h>
      <text:p text:style-name="Body_20_Text_20_First">You cannot partially specialize a function template. Full specialization is allowed, as described in the previous Exploration, but partial specialization is not. Sorry. Use overloading instead, which is usually better than template specialization anyway.</text:p>
      <text:h text:style-name="Heading_20_1" text:outline-level="1"><text:bookmark-start text:name="val"/>Value Template Parameters</text:h>
      <text:p text:style-name="Body_20_Text_20_First">Before I present the next example of partial specialization, I want to introduce a new template feature. Templates typically use types as parameters, but they can also use values. Declare a value template parameter with a type and optional name, much the same way that you would declare a function parameter. Value template parameters are limited to types for which you can specify a compile-time constant: <text:span text:style-name="Code_20_Inline">bool</text:span>, <text:span text:style-name="Code_20_Inline">char</text:span>, <text:span text:style-name="Code_20_Inline">int</text:span>, etc., but floating-point types, string literals, and classes are not allowed.</text:p>
      <text:p text:style-name="Body_20_Text_20_Cont"><text:soft-page-break/><text:span text:style-name="T15">For example, suppose you want to modify the </text:span><text:span text:style-name="Code_20_Inline"><text:span text:style-name="T15">fixed</text:span></text:span><text:span text:style-name="T15"> class that you wrote for Exploration 50 </text:span><text:span text:style-name="T6">so that the developer can specify the number of digits after the decimal place. While you’re at it, you can also use a template parameter to specify the underlying type, as shown in Listing 54-6.</text:span></text:p>
      <text:p text:style-name="Code_20_Caption"><text:change-start text:change-id="ct93959842554624"/><text:span text:style-name="T1"><text:hidden-text text:condition="ooow:" text:string-value=".hh" text:is-hidden="true"/></text:span><text:change-end text:change-id="ct93959842554624"/><text:span text:style-name="T1">Listing 54-6.</text:span> Changing <text:span text:style-name="Code_20_Inline"><text:span text:style-name="T2">fixed</text:span></text:span> from a Class to a Class Template</text:p>
      <text:p text:style-name="Code">template&lt;class T, int N&gt;</text:p>
      <text:p text:style-name="Code">class fixed</text:p>
      <text:p text:style-name="Code">{</text:p>
      <text:p text:style-name="Code">public:</text:p>
      <text:p text:style-name="Code"><text:span text:style-name="T5"><text:s text:c="4"/></text:span><text:span text:style-name="T17">using value_type =</text:span> T;</text:p>
      <text:p text:style-name="Code"><text:span text:style-name="T5"><text:s text:c="4"/></text:span>static constexpr int places{N};</text:p>
      <text:p text:style-name="Code"><text:span text:style-name="T5"><text:s text:c="4"/></text:span>static constexpr int places10{ipower(10, N)};</text:p>
      <text:p text:style-name="Code"><text:span text:style-name="T5"><text:s text:c="4"/></text:span>fixed();</text:p>
      <text:p text:style-name="Code"><text:span text:style-name="T5"><text:s text:c="4"/></text:span>fixed(T const&amp; integer, T const&amp; fraction);</text:p>
      <text:p text:style-name="Code"><text:span text:style-name="T5"><text:s text:c="4"/></text:span>fixed&amp; operator=(fixed const&amp; rhs);</text:p>
      <text:p text:style-name="Code"><text:span text:style-name="T5"><text:s text:c="4"/></text:span>fixed&amp; operator+=(fixed const&amp; rhs);</text:p>
      <text:p text:style-name="Code"><text:span text:style-name="T5"><text:s text:c="4"/></text:span>fixed&amp; operator*=(fixed const&amp; rhs);</text:p>
      <text:p text:style-name="Code"><text:span text:style-name="T5"><text:s text:c="4"/>...</text:span> and so on...</text:p>
      <text:p text:style-name="Code">private:</text:p>
      <text:p text:style-name="Code"><text:span text:style-name="T5"><text:s text:c="4"/></text:span>T value_; // scaled to N decimal places</text:p>
      <text:p text:style-name="Code">};</text:p>
      <text:p text:style-name="Code"/>
      <text:p text:style-name="Code">template&lt;class T, int N&gt;</text:p>
      <text:p text:style-name="Code">fixed&lt;T, N&gt;::fixed(value_type const&amp; integer, value_type const&amp; fraction)</text:p>
      <text:p text:style-name="Code">: value_(integer * places10 + fraction)</text:p>
      <text:p text:style-name="Code">{}</text:p>
      <text:p text:style-name="Code"/>
      <text:p text:style-name="Code">template&lt;class T1, int N1, class T2, int N2&gt;</text:p>
      <text:p text:style-name="Code">bool operator==(fixed&lt;T1,N1&gt; const&amp; a, fixed&lt;T2,N2&gt; const&amp; b);</text:p>
      <text:p text:style-name="Code"/>
      <text:p text:style-name="Code">... and so on...</text:p>
      <text:p text:style-name="Body_20_Text_20_Cont"><text:span text:style-name="T6">The key challenge in converting the </text:span><text:span text:style-name="Code_20_Inline"><text:span text:style-name="T6">fixed</text:span></text:span><text:span text:style-name="T6"> class to a class template is defining </text:span><text:span text:style-name="Code_20_Inline"><text:span text:style-name="T6">places10</text:span></text:span><text:span text:style-name="T6"> in terms of </text:span><text:span text:style-name="Code_20_Inline"><text:span text:style-name="T6">places</text:span></text:span><text:span text:style-name="T6">. C++ has no exponentiation operator, but you can write a </text:span><text:span text:style-name="Code_20_Inline"><text:span text:style-name="T6">constexpr</text:span></text:span><text:span text:style-name="T6"> function to compute a</text:span><text:span text:style-name="T19">n integer </text:span><text:span text:style-name="T6">power. See Listing 54-7 for the compile-time </text:span><text:span text:style-name="Code_20_Inline"><text:span text:style-name="T6">ipower</text:span></text:span><text:span text:style-name="T6"> function.</text:span></text:p>
      <text:p text:style-name="Code_20_Caption"><text:change-start text:change-id="ct93959935326608"/><text:span text:style-name="T1"><text:hidden-text text:condition="ooow:" text:string-value=".hh" text:is-hidden="true"/></text:span><text:change-end text:change-id="ct93959935326608"/><text:span text:style-name="T1">Listing 54-7.</text:span> Computing a Power of 10 at Compile Time</text:p>
      <text:p text:style-name="Code">/// Compute base<text:span text:style-name="T17"> to the exp-th power</text:span> at compile time.</text:p>
      <text:p text:style-name="Code">template&lt;class Base, class Exp&gt;</text:p>
      <text:p text:style-name="Code"><text:span text:style-name="T17">Base</text:span> constexpr ipower(<text:span text:style-name="T17">Base</text:span> base, <text:span text:style-name="T17">Exp</text:span> exp)</text:p>
      <text:p text:style-name="Code">{</text:p>
      <text:p text:style-name="Code"><text:s text:c="4"/>if (exp &lt; Exp{})</text:p>
      <text:p text:style-name="Code"><text:soft-page-break/><text:s text:c="8"/><text:span text:style-name="T17">throw</text:span> std::<text:span text:style-name="T17">domain</text:span>_error("No negative powers of 10");</text:p>
      <text:p text:style-name="Code"><text:s text:c="4"/>if (exp == Exp{})</text:p>
      <text:p text:style-name="Code"><text:s text:c="4"/>{</text:p>
      <text:p text:style-name="Code"><text:s text:c="8"/>if (base == Base{})</text:p>
      <text:p text:style-name="Code"><text:s text:c="12"/><text:span text:style-name="T17">throw</text:span> std::domain_error("0 to 0th power is not allowed");</text:p>
      <text:p text:style-name="Code"><text:s text:c="8"/>return Base{1};</text:p>
      <text:p text:style-name="Code"><text:s text:c="4"/>}</text:p>
      <text:p text:style-name="Code"/>
      <text:p text:style-name="Code"><text:s text:c="4"/><text:span text:style-name="T17">Base</text:span> power{base};</text:p>
      <text:p text:style-name="Code"><text:s text:c="4"/>for (<text:span text:style-name="T17">Exp</text:span> e{1}; e != exp;)</text:p>
      <text:p text:style-name="P1"><text:s text:c="4"/>{</text:p>
      <text:p text:style-name="Code"><text:span text:style-name="T4"><text:s text:c="8"/>// invariant(power == base ** e)</text:span></text:p>
      <text:p text:style-name="Code"><text:span text:style-name="T4"><text:s text:c="8"/>if (</text:span><text:span text:style-name="T18">e</text:span><text:span text:style-name="T4"> </text:span><text:span text:style-name="T18">+ e &lt; exp</text:span><text:span text:style-name="T4">)</text:span></text:p>
      <text:p text:style-name="P1"><text:s text:c="8"/>{</text:p>
      <text:p text:style-name="P1"><text:s text:c="12"/>power *= power;</text:p>
      <text:p text:style-name="Code"><text:span text:style-name="T4"><text:s text:c="12"/></text:span><text:span text:style-name="T18">e</text:span><text:span text:style-name="T4"> += e;</text:span></text:p>
      <text:p text:style-name="P1"><text:s text:c="8"/>}</text:p>
      <text:p text:style-name="P1"><text:s text:c="8"/>else</text:p>
      <text:p text:style-name="P1"><text:s text:c="8"/>{</text:p>
      <text:p text:style-name="Code"><text:span text:style-name="T4"><text:s text:c="12"/>power *= base;</text:span></text:p>
      <text:p text:style-name="Code"><text:span text:style-name="T4"><text:s text:c="12"/></text:span><text:span text:style-name="T18">++e</text:span><text:span text:style-name="T4">;</text:span></text:p>
      <text:p text:style-name="P1"><text:s text:c="8"/>}</text:p>
      <text:p text:style-name="P1"><text:s text:c="4"/>}</text:p>
      <text:p text:style-name="P1"><text:s text:c="4"/>return power;</text:p>
      <text:p text:style-name="Code">}</text:p>
      <text:p text:style-name="Body_20_Text_20_Cont"><text:span text:style-name="T6">Suppose you have an application that instantiates </text:span><text:span text:style-name="Code_20_Inline"><text:span text:style-name="T6">fixed&lt;long,</text:span></text:span><text:span text:style-name="T6"> </text:span><text:span text:style-name="Code_20_Inline"><text:span text:style-name="T6">0&gt;</text:span></text:span><text:span text:style-name="T6">. This degenerate case is no different from a plain </text:span><text:span text:style-name="Code_20_Inline"><text:span text:style-name="T6">long</text:span></text:span><text:span text:style-name="T6">, but with overhead and complexity for managing the implicit decimal point. Suppose further that performance measurements of your application reveal that this overhead has a measurable impact on the overall performance of the application. Therefore, you decide to use partial specialization for the case of </text:span><text:span text:style-name="Code_20_Inline"><text:span text:style-name="T6">fixed&lt;T,</text:span></text:span><text:span text:style-name="T6"> </text:span><text:span text:style-name="Code_20_Inline"><text:span text:style-name="T6">0&gt;</text:span></text:span><text:span text:style-name="T6">. Use a partial specialization, so that the template still takes a template argument for the underlying type.</text:span></text:p>
      <text:p text:style-name="Body_20_Text_20_Cont"><text:span text:style-name="T16">You might wonder why the application programmer doesn’t simply replace </text:span><text:span text:style-name="Code_20_Inline"><text:span text:style-name="T16">fixed&lt;long,</text:span></text:span><text:span text:style-name="T16"> </text:span><text:span text:style-name="Code_20_Inline"><text:span text:style-name="T16">0&gt;</text:span></text:span><text:span text:style-name="T16"> </text:span><text:span text:style-name="T6">with plain </text:span><text:span text:style-name="Code_20_Inline"><text:span text:style-name="T6">long</text:span></text:span><text:span text:style-name="T6">. In some cases, that is the correct solution. Other times, however, the use of </text:span><text:span text:style-name="Code_20_Inline"><text:span text:style-name="T6">fixed&lt;long,</text:span></text:span><text:span text:style-name="T6"> </text:span><text:span text:style-name="Code_20_Inline"><text:span text:style-name="T6">0&gt;</text:span></text:span><text:span text:style-name="T6"> might be buried inside another template. The issue, therefore, becomes one of which template to specialize. For the sake of this Exploration, we are specializing </text:span><text:span text:style-name="Code_20_Inline"><text:span text:style-name="T6">fixed</text:span></text:span><text:span text:style-name="T6">.</text:span></text:p>
      <text:p text:style-name="Body_20_Text_20_Cont"><text:span text:style-name="T6">Remember that any specialization must provide a full implementation. You don’t have to specialize the free functions too. By specializing the </text:span><text:span text:style-name="Code_20_Inline"><text:span text:style-name="T6">fixed</text:span></text:span><text:span text:style-name="T6"> class template, we get the performance boost we need. Listing 54-8 shows the partial specialization of </text:span><text:span text:style-name="Code_20_Inline"><text:span text:style-name="T6">fixed</text:span></text:span><text:span text:style-name="T6">.</text:span></text:p>
      <text:p text:style-name="Code_20_Caption"><text:change-start text:change-id="ct93959998673600"/><text:soft-page-break/><text:span text:style-name="T1"><text:hidden-text text:condition="ooow:" text:string-value=".hh" text:is-hidden="true"/></text:span><text:change-end text:change-id="ct93959998673600"/><office:annotation office:name="__Annotation__1293_764328383" loext:resolved="false"><dc:creator>Michael Thomas</dc:creator><dc:date>2020-04-17T13:24:30.470000000</dc:date><text:p text:style-name="P9"><text:span text:style-name="T26">All of the code segments in this chapter are incomplete and will not build.</text:span></text:p>
</office:annotation><text:span text:style-name="T1">Listing 54-8</text:span><office:annotation-end office:name="__Annotation__1293_764328383"/><text:span text:style-name="T1">.</text:span> Specializing <text:span text:style-name="Code_20_Inline"><text:span text:style-name="T2">fixed</text:span></text:span> for <text:span text:style-name="Code_20_Inline"><text:span text:style-name="T2">N</text:span></text:span> <text:span text:style-name="Code_20_Inline"><text:span text:style-name="T2">==</text:span></text:span> <text:span text:style-name="Code_20_Inline"><text:span text:style-name="T2">0</text:span></text:span></text:p>
      <text:p text:style-name="Code_20_Bold"><text:span text:style-name="Code_20_Bold"><text:span text:style-name="T21">template&lt;class T&gt;</text:span></text:span></text:p>
      <text:p text:style-name="Code_20_Bold"><text:span text:style-name="Code_20_Bold"><text:span text:style-name="T21">class fixed&lt;T, 0&gt;</text:span></text:span></text:p>
      <text:p text:style-name="Code">{</text:p>
      <text:p text:style-name="Code">public:</text:p>
      <text:p text:style-name="Code"><text:span text:style-name="T5"><text:s text:c="4"/></text:span><text:span text:style-name="T17">using value_type = </text:span>T;</text:p>
      <text:p text:style-name="Code"><text:span text:style-name="T5"><text:s text:c="4"/></text:span>static constexpr T places{0};</text:p>
      <text:p text:style-name="Code"><text:span text:style-name="T5"><text:s text:c="4"/></text:span>static constexpr T places10{1};</text:p>
      <text:p text:style-name="Code"><text:span text:style-name="T5"><text:s text:c="4"/></text:span>fixed() : value_{} {}</text:p>
      <text:p text:style-name="Code"><text:span text:style-name="T5"><text:s text:c="4"/></text:span>fixed(T const&amp; integer, T const&amp;)<text:span text:style-name="T4">;</text:span></text:p>
      <text:p text:style-name="Code"><text:span text:style-name="T5"><text:s text:c="4"/></text:span>fixed&amp; operator=(fixed const&amp; rhs) { value_ = rhs; }</text:p>
      <text:p text:style-name="Code"><text:span text:style-name="T5"><text:s text:c="4"/></text:span>fixed&amp; operator+=(fixed const&amp; rhs) { value_ += rhs; }</text:p>
      <text:p text:style-name="Code"><text:span text:style-name="T5"><text:s text:c="4"/></text:span>fixed&amp; operator*=(fixed const&amp; rhs) { value_ *= rhs; }</text:p>
      <text:p text:style-name="Code"><text:span text:style-name="T5"><text:s text:c="4"/></text:span>... and so on...</text:p>
      <text:p text:style-name="Code">private:</text:p>
      <text:p text:style-name="Code"><text:span text:style-name="T5"><text:s text:c="4"/></text:span>T value_; // no need for scaling</text:p>
      <text:p text:style-name="Code">};</text:p>
      <text:p text:style-name="P2"/>
      <text:p text:style-name="Code">template&lt;class T&gt;</text:p>
      <text:p text:style-name="Code">fixed&lt;T, 0&gt;::fixed(value_type const&amp; integer, value_type const&amp;)</text:p>
      <text:p text:style-name="Code">: value_(integer)</text:p>
      <text:p text:style-name="P2">{}</text:p>
      <text:p text:style-name="P3"><text:bookmark text:name="Ref_Chapter"/><text:bookmark-end text:name="val"/>What if the template argument to rational or fixed is not an integer? What if the user accidentally tries to use, say, std::string? Of course, disaster would ensue, and the user would be bombarded by error messages. Buried deep within those messages would be the true reason, but how easy would it be for the user to discover the problem? C++ 20 offers an easy to for the author of a template to specify requirements on a template argument, and that is the topic of the next Explora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Normal1" svg:font-family="TheSansMonoConNormal" style:font-family-generic="swiss"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2"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 style:display-name="Colorful Grid - Accent 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2"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2"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2"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6917in" fo:margin-left="0.75in" fo:margin-right="0.75in" fo:background-color="#ffffff"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Ray Lischner</meta:initial-creator>
    <meta:creation-date>2013-11-26T23:51:00</meta:creation-date>
    <dc:creator>Ray Lischner</dc:creator>
    <dc:date>2020-05-01T16:22:49.092072529</dc:date>
    <meta:editing-cycles>34</meta:editing-cycles>
    <meta:editing-duration>P1DT54M4S</meta:editing-duration>
    <meta:generator>LibreOffice/6.4.2.2$Linux_X86_64 LibreOffice_project/40$Build-2</meta:generator>
    <meta:document-statistic meta:table-count="0" meta:image-count="0" meta:object-count="0" meta:page-count="8" meta:paragraph-count="183" meta:word-count="1936" meta:character-count="12719" meta:non-whitespace-character-count="10584"/>
    <meta:user-defined meta:name="Chapter Number">54</meta:user-defined>
    <meta:user-defined meta:name="ContentType">Document</meta:user-defined>
  </office:meta>
</office:document-meta>
</file>